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ADMINISTRADOR DE SOFTWARE COMPLETO</text:p>
      <text:p text:style-name="P1"/>
      <text:p text:style-name="P2">CAPÍTULO 3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2-05T20:11:09.68</meta:creation-date>
    <meta:document-statistic meta:table-count="0" meta:image-count="0" meta:object-count="0" meta:page-count="1" meta:paragraph-count="2" meta:word-count="7" meta:character-count="47"/>
    <dc:date>2018-02-05T21:48:57.20</dc:date>
    <dc:creator>cv </dc:creator>
    <meta:editing-duration>PT1H22M30S</meta:editing-duration>
    <meta:editing-cycles>1</meta:editing-cycles>
    <meta:generator>OpenOffice/4.1.4$Win32 OpenOffice.org_project/414m5$Build-9788</meta:generator>
  </office:meta>
</office:document-meta>
</file>